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monospace" svg:font-family="monospace"/>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Oxygen-Sans" svg:font-family="Oxygen-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Oxygen-Sans" fo:language="fr" fo:country="FR" fo:font-weight="bold" officeooo:rsid="001cf409" officeooo:paragraph-rsid="001cf409" style:font-weight-asian="bold" style:font-weight-complex="bold"/>
    </style:style>
    <style:style style:name="P2" style:family="paragraph" style:parent-style-name="Standard">
      <style:paragraph-properties fo:text-align="justify" style:justify-single-word="false"/>
      <style:text-properties fo:color="#333333" style:font-name="Arial" fo:font-size="7pt" fo:language="fr" fo:country="FR" fo:font-style="normal" style:text-underline-style="none" fo:font-weight="normal" officeooo:rsid="00356fbd" officeooo:paragraph-rsid="00356fbd" style:font-name-asian="Andale Sans UI" style:font-size-asian="6.09999990463257pt" style:language-asian="zxx" style:country-asian="none" style:font-style-asian="normal" style:font-weight-asian="normal" style:font-name-complex="Tahoma" style:font-size-complex="7pt" style:language-complex="zxx" style:country-complex="none" style:font-style-complex="normal" style:font-weight-complex="normal"/>
    </style:style>
    <style:style style:name="P3" style:family="paragraph" style:parent-style-name="Standard">
      <style:paragraph-properties fo:text-align="justify" style:justify-single-word="false"/>
      <style:text-properties fo:color="#333333" style:font-name="Arial" fo:font-size="7pt" fo:language="fr" fo:country="FR" fo:font-style="normal" style:text-underline-style="none" fo:font-weight="normal" officeooo:rsid="00288e38" officeooo:paragraph-rsid="00288e38" style:font-name-asian="Andale Sans UI" style:font-size-asian="6.09999990463257pt" style:language-asian="zxx" style:country-asian="none" style:font-style-asian="normal" style:font-weight-asian="normal" style:font-name-complex="Tahoma" style:font-size-complex="7pt" style:language-complex="zxx" style:country-complex="none" style:font-style-complex="normal" style:font-weight-complex="normal"/>
    </style:style>
    <style:style style:name="P4" style:family="paragraph" style:parent-style-name="Standard">
      <style:paragraph-properties fo:text-align="justify" style:justify-single-word="false"/>
      <style:text-properties fo:color="#333333" style:font-name="Arial" fo:font-size="12pt" fo:language="fr" fo:country="FR" fo:font-weight="bold" officeooo:rsid="0022ffb7" officeooo:paragraph-rsid="0022ffb7"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5" style:family="paragraph" style:parent-style-name="Standard">
      <style:paragraph-properties fo:text-align="justify" style:justify-single-word="false"/>
      <style:text-properties fo:color="#333333" style:font-name="Arial" fo:font-size="12pt" fo:language="fr" fo:country="FR" fo:font-style="normal" style:text-underline-style="none" fo:font-weight="bold" officeooo:rsid="0022ffb7" officeooo:paragraph-rsid="00356fbd" style:font-name-asian="Andale Sans UI" style:font-size-asian="12pt" style:language-asian="zxx" style:country-asian="none" style:font-style-asian="normal" style:font-weight-asian="bold" style:font-name-complex="Tahoma" style:font-size-complex="12pt" style:language-complex="zxx" style:country-complex="none" style:font-style-complex="normal" style:font-weight-complex="bold"/>
    </style:style>
    <style:style style:name="P6" style:family="paragraph" style:parent-style-name="Standard">
      <style:paragraph-properties fo:text-align="justify" style:justify-single-word="false"/>
      <style:text-properties fo:color="#333333" style:font-name="Arial" fo:font-size="12pt" fo:language="fr" fo:country="FR" fo:font-style="normal" style:text-underline-style="none" fo:font-weight="bold" officeooo:rsid="0022ffb7" officeooo:paragraph-rsid="00288e38" style:font-name-asian="Andale Sans UI" style:font-size-asian="12pt" style:language-asian="zxx" style:country-asian="none" style:font-style-asian="normal" style:font-weight-asian="bold" style:font-name-complex="Tahoma" style:font-size-complex="12pt" style:language-complex="zxx" style:country-complex="none" style:font-style-complex="normal" style:font-weight-complex="bold"/>
    </style:style>
    <style:style style:name="P7" style:family="paragraph" style:parent-style-name="Standard">
      <style:paragraph-properties fo:text-align="justify" style:justify-single-word="false"/>
      <style:text-properties fo:color="#333333" style:font-name="Arial" fo:font-size="12pt" fo:language="fr" fo:country="FR" fo:font-style="normal" style:text-underline-style="none" fo:font-weight="bold" officeooo:rsid="0022ffb7" officeooo:paragraph-rsid="003fe41c" style:font-name-asian="Andale Sans UI" style:font-size-asian="12pt" style:language-asian="zxx" style:country-asian="none" style:font-style-asian="normal" style:font-weight-asian="bold" style:font-name-complex="Tahoma" style:font-size-complex="12pt" style:language-complex="zxx" style:country-complex="none" style:font-style-complex="normal" style:font-weight-complex="bold"/>
    </style:style>
    <style:style style:name="P8"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22ffb7" officeooo:paragraph-rsid="0022ffb7"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9"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22ffb7" officeooo:paragraph-rsid="002fb0b0"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0"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2def40" officeooo:paragraph-rsid="002def40"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1"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288e38" officeooo:paragraph-rsid="00288e38"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2"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356fbd" officeooo:paragraph-rsid="00356fbd"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3"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364c0c" officeooo:paragraph-rsid="00364c0c"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4"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37c26a" officeooo:paragraph-rsid="0037c26a"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5"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3fe41c" officeooo:paragraph-rsid="003fe41c"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6"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42c15a" officeooo:paragraph-rsid="0042c15a"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7"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440ebc" officeooo:paragraph-rsid="00440ebc"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8"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46055d" officeooo:paragraph-rsid="0046055d"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9"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34e065" officeooo:paragraph-rsid="0034e065"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0" style:family="paragraph" style:parent-style-name="Standard">
      <style:paragraph-properties fo:text-align="justify" style:justify-single-word="false"/>
      <style:text-properties fo:color="#333333" style:font-name="Arial" fo:font-size="11pt" fo:language="fr" fo:country="FR" fo:font-style="normal" style:text-underline-style="none" fo:font-weight="bold" officeooo:rsid="0022ffb7" officeooo:paragraph-rsid="00288e38" style:font-name-asian="Andale Sans UI"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21" style:family="paragraph" style:parent-style-name="Standard">
      <style:paragraph-properties fo:text-align="justify" style:justify-single-word="false"/>
      <style:text-properties fo:color="#333333" style:font-name="Courier 10 Pitch" fo:font-size="11pt" fo:language="fr" fo:country="FR" fo:font-style="normal" style:text-underline-style="none" fo:font-weight="normal" officeooo:rsid="0037c26a" officeooo:paragraph-rsid="0037c26a"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2" style:family="paragraph" style:parent-style-name="Standard">
      <style:paragraph-properties fo:text-align="center" style:justify-single-word="false"/>
      <style:text-properties fo:color="#333333" style:font-name="Oxygen-Sans" fo:font-size="11pt" fo:language="fr" fo:country="FR" fo:font-style="normal" style:text-underline-style="none" fo:font-weight="normal" officeooo:rsid="002c8d20" officeooo:paragraph-rsid="002c8d20"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3" style:family="paragraph" style:parent-style-name="Standard">
      <style:paragraph-properties fo:text-align="justify" style:justify-single-word="false"/>
      <style:text-properties style:font-name="Oxygen-Sans" fo:font-size="7pt" fo:language="fr" fo:country="FR" officeooo:rsid="001cf409" officeooo:paragraph-rsid="001cf409" style:font-size-asian="6.09999990463257pt" style:font-size-complex="7pt"/>
    </style:style>
    <style:style style:name="P24" style:family="paragraph" style:parent-style-name="Standard">
      <style:paragraph-properties fo:text-align="justify" style:justify-single-word="false"/>
      <style:text-properties style:font-name="Oxygen-Sans" fo:font-size="11pt" fo:language="fr" fo:country="FR" officeooo:rsid="001cf409" officeooo:paragraph-rsid="001cf409" style:font-size-asian="11pt" style:font-size-complex="11pt"/>
    </style:style>
    <style:style style:name="P25" style:family="paragraph" style:parent-style-name="Standard">
      <style:paragraph-properties fo:text-align="justify" style:justify-single-word="false"/>
      <style:text-properties style:font-name="Oxygen-Sans" fo:font-size="11pt" fo:language="fr" fo:country="FR" officeooo:rsid="0028b233" officeooo:paragraph-rsid="0028b233" style:font-size-asian="11pt" style:font-size-complex="11pt"/>
    </style:style>
    <style:style style:name="P26" style:family="paragraph" style:parent-style-name="Standard">
      <style:paragraph-properties fo:text-align="justify" style:justify-single-word="false"/>
      <style:text-properties style:font-name="Oxygen-Sans" fo:font-size="11pt" fo:language="fr" fo:country="FR" officeooo:rsid="0028b233" officeooo:paragraph-rsid="001cf409" style:font-size-asian="11pt" style:font-size-complex="11pt"/>
    </style:style>
    <style:style style:name="P27" style:family="paragraph" style:parent-style-name="Standard">
      <style:paragraph-properties fo:text-align="justify" style:justify-single-word="false"/>
      <style:text-properties style:font-name="Oxygen-Sans" fo:font-size="11pt" fo:language="fr" fo:country="FR" officeooo:rsid="00202d5b" officeooo:paragraph-rsid="00202d5b" style:font-size-asian="11pt" style:font-size-complex="11pt"/>
    </style:style>
    <style:style style:name="P28" style:family="paragraph" style:parent-style-name="Standard">
      <style:paragraph-properties fo:text-align="justify" style:justify-single-word="false"/>
      <style:text-properties style:font-name="Oxygen-Sans" fo:font-size="11pt" fo:language="fr" fo:country="FR" officeooo:rsid="002b6e04" officeooo:paragraph-rsid="001cf409" style:font-size-asian="11pt" style:font-size-complex="11pt"/>
    </style:style>
    <style:style style:name="P29" style:family="paragraph" style:parent-style-name="Standard">
      <style:paragraph-properties fo:text-align="justify" style:justify-single-word="false"/>
      <style:text-properties style:font-name="Oxygen-Sans" fo:font-size="11pt" fo:language="fr" fo:country="FR" officeooo:rsid="002b6e04" officeooo:paragraph-rsid="001e561c" style:font-size-asian="11pt" style:font-size-complex="11pt"/>
    </style:style>
    <style:style style:name="P30" style:family="paragraph" style:parent-style-name="Standard">
      <style:paragraph-properties fo:text-align="justify" style:justify-single-word="false"/>
      <style:text-properties style:font-name="Arial" fo:font-size="11pt" fo:language="fr" fo:country="FR" officeooo:rsid="0024a5d0" officeooo:paragraph-rsid="0024a5d0" style:font-size-asian="11pt" style:font-size-complex="11pt"/>
    </style:style>
    <style:style style:name="P31" style:family="paragraph" style:parent-style-name="Standard">
      <style:paragraph-properties fo:text-align="justify" style:justify-single-word="false"/>
      <style:text-properties style:font-name="Arial" fo:font-size="11pt" fo:language="fr" fo:country="FR" officeooo:rsid="0034e065" officeooo:paragraph-rsid="0034e065" style:font-size-asian="11pt" style:font-size-complex="11pt"/>
    </style:style>
    <style:style style:name="P32" style:family="paragraph" style:parent-style-name="Standard">
      <style:paragraph-properties fo:text-align="center" style:justify-single-word="false"/>
      <style:text-properties fo:color="#808080" style:font-name="monospace" fo:font-size="11pt" fo:language="fr" fo:country="FR" fo:font-style="normal" style:text-underline-style="none" fo:font-weight="normal" officeooo:rsid="002def40" officeooo:paragraph-rsid="002def40"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3" style:family="paragraph" style:parent-style-name="Standard">
      <style:paragraph-properties fo:text-align="justify" style:justify-single-word="false" fo:break-before="page"/>
      <style:text-properties fo:color="#333333" style:font-name="Arial" fo:font-size="12pt" fo:language="fr" fo:country="FR" fo:font-style="normal" style:text-underline-style="none" fo:font-weight="bold" officeooo:rsid="0022ffb7" officeooo:paragraph-rsid="00288e38" style:font-name-asian="Andale Sans UI" style:font-size-asian="12pt" style:language-asian="zxx" style:country-asian="none" style:font-style-asian="normal" style:font-weight-asian="bold" style:font-name-complex="Tahoma" style:font-size-complex="12pt" style:language-complex="zxx" style:country-complex="none" style:font-style-complex="normal" style:font-weight-complex="bold"/>
    </style:style>
    <style:style style:name="P34" style:family="paragraph" style:parent-style-name="Text_20_body">
      <style:text-properties style:font-name="Oxygen-Sans" fo:font-size="11pt" fo:language="fr" fo:country="FR" style:font-size-asian="11pt" style:font-size-complex="11pt"/>
    </style:style>
    <style:style style:name="P35" style:family="paragraph" style:parent-style-name="Text_20_body">
      <style:text-properties style:font-name="Oxygen-Sans" fo:font-size="7pt" fo:language="fr" fo:country="FR" style:font-size-asian="6.09999990463257pt" style:font-size-complex="7pt"/>
    </style:style>
    <style:style style:name="P36" style:family="paragraph" style:parent-style-name="Text_20_body">
      <style:text-properties fo:color="#333333" fo:font-size="7pt" fo:language="fr" fo:country="FR" style:font-size-asian="6.09999990463257pt" style:font-size-complex="7pt"/>
    </style:style>
    <style:style style:name="P37" style:family="paragraph" style:parent-style-name="Standard" style:list-style-name="L1">
      <style:paragraph-properties fo:text-align="justify" style:justify-single-word="false"/>
      <style:text-properties fo:color="#333333" style:font-name="Arial" fo:font-size="11pt" fo:language="fr" fo:country="FR" fo:font-style="normal" style:text-underline-style="none" fo:font-weight="normal" officeooo:rsid="0037c26a" officeooo:paragraph-rsid="0037c26a"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8"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492453" officeooo:paragraph-rsid="00492453"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9"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4aff50" officeooo:paragraph-rsid="004aff50"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0"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4c8cc2" officeooo:paragraph-rsid="004c8cc2"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1" style:family="paragraph" style:parent-style-name="Standard">
      <style:paragraph-properties fo:text-align="justify" style:justify-single-word="false"/>
      <style:text-properties fo:color="#333333" style:font-name="Arial" fo:font-size="7pt" fo:language="fr" fo:country="FR" fo:font-style="normal" style:text-underline-style="none" fo:font-weight="normal" officeooo:rsid="00492453" officeooo:paragraph-rsid="00492453" style:font-name-asian="Andale Sans UI" style:font-size-asian="6.09999990463257pt" style:language-asian="zxx" style:country-asian="none" style:font-style-asian="normal" style:font-weight-asian="normal" style:font-name-complex="Tahoma" style:font-size-complex="7pt" style:language-complex="zxx" style:country-complex="none" style:font-style-complex="normal" style:font-weight-complex="normal"/>
    </style:style>
    <style:style style:name="P42" style:family="paragraph" style:parent-style-name="Standard">
      <style:paragraph-properties fo:text-align="justify" style:justify-single-word="false"/>
      <style:text-properties fo:color="#333333" style:font-name="Arial" fo:font-size="7pt" fo:language="fr" fo:country="FR" fo:font-style="normal" style:text-underline-style="none" fo:font-weight="normal" officeooo:rsid="00288e38" officeooo:paragraph-rsid="00288e38" style:font-name-asian="Andale Sans UI" style:font-size-asian="6.09999990463257pt" style:language-asian="zxx" style:country-asian="none" style:font-style-asian="normal" style:font-weight-asian="normal" style:font-name-complex="Tahoma" style:font-size-complex="7pt" style:language-complex="zxx" style:country-complex="none" style:font-style-complex="normal" style:font-weight-complex="normal"/>
    </style:style>
    <style:style style:name="P43" style:family="paragraph" style:parent-style-name="Standard">
      <style:paragraph-properties fo:text-align="justify" style:justify-single-word="false"/>
      <style:text-properties fo:color="#333333" style:font-name="monospace" fo:font-size="11pt" fo:language="fr" fo:country="FR" fo:font-style="normal" style:text-underline-style="none" fo:font-weight="normal" officeooo:rsid="00492453" officeooo:paragraph-rsid="00492453"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4" style:family="paragraph" style:parent-style-name="Standard">
      <style:paragraph-properties fo:text-align="start" style:justify-single-word="false"/>
      <style:text-properties fo:color="#333333" style:font-name="monospace" fo:font-size="11pt" fo:language="fr" fo:country="FR" fo:font-style="normal" style:text-underline-style="none" fo:font-weight="normal" officeooo:rsid="00492453" officeooo:paragraph-rsid="00492453"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5" style:family="paragraph" style:parent-style-name="Heading_20_1">
      <style:text-properties fo:color="#6666ff" fo:font-size="16pt" fo:language="fr" fo:country="FR" style:font-size-asian="16pt" style:font-size-complex="16pt"/>
    </style:style>
    <style:style style:name="P46" style:family="paragraph" style:parent-style-name="Heading_20_2">
      <style:text-properties fo:color="#333333" fo:font-size="12pt" fo:language="fr" fo:country="FR" style:font-size-asian="12pt" style:font-size-complex="12pt"/>
    </style:style>
    <style:style style:name="T1" style:family="text">
      <style:text-properties fo:color="#333333" fo:font-style="normal" style:text-underline-style="none"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T2" style:family="text">
      <style:text-properties fo:color="#333333" fo:font-style="normal" style:text-underline-style="none" fo:font-weight="normal" officeooo:rsid="00318e8b"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T3" style:family="text">
      <style:text-properties fo:color="#333333" fo:font-style="normal" style:text-underline-style="none" fo:font-weight="normal" officeooo:rsid="0026ca4d"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T4" style:family="text">
      <style:text-properties officeooo:rsid="002991fe"/>
    </style:style>
    <style:style style:name="T5" style:family="text">
      <style:text-properties officeooo:rsid="002b6e04"/>
    </style:style>
    <style:style style:name="T6" style:family="text">
      <style:text-properties officeooo:rsid="002c8d20"/>
    </style:style>
    <style:style style:name="T7" style:family="text">
      <style:text-properties style:font-name="Courier 10 Pitch"/>
    </style:style>
    <style:style style:name="T8" style:family="text">
      <style:text-properties style:font-name="Courier 10 Pitch" officeooo:rsid="003b39e8"/>
    </style:style>
    <style:style style:name="T9" style:family="text">
      <style:text-properties officeooo:rsid="0037526f"/>
    </style:style>
    <style:style style:name="T10" style:family="text">
      <style:text-properties style:font-name="Oxygen-Sans"/>
    </style:style>
    <style:style style:name="T11" style:family="text">
      <style:text-properties officeooo:rsid="003b39e8"/>
    </style:style>
    <style:style style:name="T12" style:family="text">
      <style:text-properties officeooo:rsid="003e7eac"/>
    </style:style>
    <style:style style:name="T13" style:family="text">
      <style:text-properties officeooo:rsid="00400ed6"/>
    </style:style>
    <style:style style:name="T14" style:family="text">
      <style:text-properties officeooo:rsid="0046055d"/>
    </style:style>
    <style:style style:name="T15" style:family="text">
      <style:text-properties officeooo:rsid="0046a8bc"/>
    </style:style>
    <style:style style:name="T16" style:family="text">
      <style:text-properties officeooo:rsid="00480d4a"/>
    </style:style>
    <style:style style:name="T17" style:family="text">
      <style:text-properties style:font-name="Courier 10 Pitch"/>
    </style:style>
    <style:style style:name="T18" style:family="text">
      <style:text-properties style:font-name="Courier 10 Pitch" fo:background-color="#ffffff" loext:char-shading-value="0"/>
    </style:style>
    <style:style style:name="T19" style:family="text">
      <style:text-properties style:font-name="Oxygen-Sans"/>
    </style:style>
    <style:style style:name="T20" style:family="text">
      <style:text-properties officeooo:rsid="004c8cc2"/>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Introduction :</text:h>
      <text:p text:style-name="P23"/>
      <text:p text:style-name="P26">Ce guide a pour but d'expliquer comment utiliser le programme Maze ainsi que de lister les options de configurations disponibles pour les utilisateurs.</text:p>
      <text:p text:style-name="P24"/>
      <text:p text:style-name="P25">Pour de plus amples informations, veuillez vous <text:span text:style-name="T4">référer</text:span> à la documentation fournie au format HTML dans le dossier doxygen, <text:span text:style-name="T4">ainsi que la documentation technique</text:span>.</text:p>
      <text:h text:style-name="P45" text:outline-level="1">Maze :</text:h>
      <text:h text:style-name="P46" text:outline-level="2"><text:span text:style-name="T5">But du jeu</text:span> :</text:h>
      <text:p text:style-name="P36"/>
      <text:p text:style-name="P28">Dans ce jeu, vous allez devoir sortir d'un labyrinthe généré aléatoirement le plus efficacement possible (comprenez en un minimum de déplacement).</text:p>
      <text:p text:style-name="P24"/>
      <text:p text:style-name="P29">Vous commencez une partie avec un score prédéfini. Ce score diminuera au fil de vos déplacement. Il vous sera aussi possible de récupérer des bonus pour augmenter votre score, mais attention, sur votre chemin se trouverons aussi des malus qui ferons chuter votre total de point.</text:p>
      <text:p text:style-name="P27"/>
      <text:p text:style-name="P4"><text:span text:style-name="T6">La grille</text:span> :</text:p>
      <text:p text:style-name="P35"/>
      <text:p text:style-name="P34"><text:span text:style-name="T6">La grille se présente sous cette forme</text:span> :</text:p>
      <text:p text:style-name="P32">███████████████████████████████████████████████</text:p>
      <text:p text:style-name="P32">o █ <text:s text:c="4"/>█ <text:s text:c="2"/>█ █ <text:s text:c="2"/>█ <text:s text:c="2"/>█ <text:s text:c="4"/>█ <text:s text:c="6"/>█ █ <text:s text:c="6"/>█</text:p>
      <text:p text:style-name="P32">█ █████ █ ███ ███ █ ███ ███████ ███ █ █ ███ ███</text:p>
      <text:p text:style-name="P32">█ <text:s text:c="2"/>B <text:s text:c="2"/>█ █M <text:s/>█ <text:s text:c="2"/>█ █ █ <text:s text:c="4"/>BM█ █ <text:s text:c="2"/>█ █ █ B <text:s text:c="2"/>█</text:p>
      <text:p text:style-name="P32">███ ███ █ ███ █ █ █M█ ███ █████ █████ █████ ███</text:p>
      <text:p text:style-name="P32">█ █ M █ █ █ <text:s text:c="2"/>█ █ <text:s text:c="2"/>█ <text:s text:c="8"/>█ <text:s text:c="4"/>█ <text:s text:c="2"/>█ <text:s text:c="4"/>█</text:p>
      <text:p text:style-name="P32">█ █ █ ███ █ █ █████ █ █ █ █ █ █ █████ █████ ███</text:p>
      <text:p text:style-name="P32">█ █ █ <text:s text:c="2"/>█ <text:s text:c="2"/>█M█M█ <text:s text:c="2"/>█ █ █ █ █ <text:s text:c="5"/>M█M <text:s/>█ █ <text:s text:c="2"/>█</text:p>
      <text:p text:style-name="P32">█ █ █████ █ ███ █ █M█ █ █████████ █ █ █ █ █ ███</text:p>
      <text:p text:style-name="P32">█ █ <text:s text:c="2"/>█ █ █ █ <text:s text:c="4"/>█ <text:s text:c="2"/>█ <text:s text:c="4"/>█ <text:s text:c="2"/>█ █ <text:s text:c="2"/>█ █ █ <text:s text:c="2"/>█</text:p>
      <text:p text:style-name="P32">█ █ ███ █ █████ ███████ ███████ █ █ ███ █ ███ █</text:p>
      <text:p text:style-name="P32">█ <text:s text:c="2"/>█ <text:s text:c="3"/>B█ <text:s text:c="2"/>█ <text:s text:c="4"/>█ <text:s text:c="4"/>█ <text:s text:c="2"/>█ █ █ <text:s text:c="2"/>█ <text:s text:c="4"/>█ █</text:p>
      <text:p text:style-name="P32">███ ███ ███ ███ ███████ ███ █ █ █ █████ ███ █ █</text:p>
      <text:p text:style-name="P32">█ █ <text:s text:c="3"/>B <text:s/>█ <text:s text:c="4"/>█ <text:s text:c="2"/>█ █ <text:s text:c="2"/>█M█ █ <text:s text:c="2"/>█ <text:s text:c="4"/>█ █ <text:s text:c="2"/>█</text:p>
      <text:p text:style-name="P32">█ ███ ███M█ ███ █ ███ ███ █ █ █ ███B███ █ █ ███</text:p>
      <text:p text:style-name="P32">█ <text:s text:c="3"/>M <text:s/>█ <text:s text:c="2"/>█M <text:s/>█ <text:s text:c="6"/>█B <text:s/>█ █ <text:s text:c="2"/>█ <text:s text:c="2"/>█ █ <text:s text:c="2"/>█ █</text:p>
      <text:p text:style-name="P32">███ █ █ ███ ███M█ ███ ███████ █████████B█ █ █ █</text:p>
      <text:p text:style-name="P32">█ <text:s text:c="2"/>█ █ █ <text:s text:c="4"/>█ <text:s text:c="2"/>█ <text:s text:c="4"/>█ <text:s text:c="10"/>█ <text:s text:c="2"/>█ █ <text:s text:c="3"/></text:p>
      <text:p text:style-name="P32">███████████████████████████████████████████████</text:p>
      <text:p text:style-name="P22">Grille de 23 par 9 générée aléatoirement.</text:p>
      <text:p text:style-name="P8"/>
      <text:p text:style-name="P9"/>
      <text:p text:style-name="P9"/>
      <text:p text:style-name="P9"/>
      <text:p text:style-name="P9"><text:span text:style-name="T6">Votre personnage</text:span> "o" <text:span text:style-name="T9">débute dans le coin supérieur gauche et peut se rendre dans n'importe quelle cellule autre qu'un mur</text:span> (<text:span text:style-name="T6">représenté par </text:span>"█").</text:p>
      <text:p text:style-name="P10">Pour déplacer votre personnage, utilisez les touches z, q, s et d pour aller respectivement en haut, <text:soft-page-break/>en bas, à gauche et à droite.</text:p>
      <text:p text:style-name="P30"><text:span text:style-name="T2">Dans certaine cellules, vous trouverez des bonus</text:span><text:span text:style-name="T3"> ("B") </text:span><text:span text:style-name="T2">qui augmenterons votre total de points de 50 points,</text:span><text:span text:style-name="T3"> </text:span><text:span text:style-name="T2">et des malus</text:span><text:span text:style-name="T3"> ("M") </text:span><text:span text:style-name="T2">qui diminuerons votre score de 45 points</text:span><text:span text:style-name="T3">.</text:span></text:p>
      <text:p text:style-name="P31"><text:span text:style-name="T3">L</text:span><text:span text:style-name="T1">a partie se termine dès que votre personnage atteint la sortie dans le coin inférieur droit.</text:span></text:p>
      <text:p text:style-name="P19"/>
      <text:p text:style-name="P5">Compiler et lancer le jeu :</text:p>
      <text:p text:style-name="P2"/>
      <text:p text:style-name="P12">Pour compiler le programme Maze, ouvrez un terminal et placez vous à la racine du répertoire et <text:s/>exécutez la commande <text:span text:style-name="T7">« make »</text:span>. Celle ci va générer un exécutable du nom de <text:span text:style-name="T7">« maze »</text:span>.</text:p>
      <text:p text:style-name="P12"/>
      <text:p text:style-name="P13">Tapez ensuite la commande <text:span text:style-name="T7">« ./maze »</text:span> pour lancez l’exécution du programme.</text:p>
      <text:p text:style-name="P11"/>
      <text:p text:style-name="P6">Description du menu :</text:p>
      <text:p text:style-name="P3"/>
      <text:p text:style-name="P14">Une fois le programme lancé, le menu suivant s'affiche : </text:p>
      <text:p text:style-name="P14"><text:tab/><text:span text:style-name="T7">******************** Welcome in Maze ! ******************</text:span></text:p>
      <text:p text:style-name="P21"><text:tab/>*********************************************************</text:p>
      <text:p text:style-name="P21"><text:tab/>* 1) New game : generate a new maze and save it.</text:p>
      <text:p text:style-name="P21"><text:tab/>* 2) Load game : choose one of your saves.</text:p>
      <text:p text:style-name="P21"><text:tab/>* 3) Play : choose one of your saves and launch the game.</text:p>
      <text:p text:style-name="P21"><text:tab/>* 4) Exit : Close the program.</text:p>
      <text:p text:style-name="P21"><text:tab/>*********************************************************</text:p>
      <text:p text:style-name="P21"><text:tab/>Please, choose one of the above numbers.</text:p>
      <text:p text:style-name="P21"><text:tab/>Your choice : </text:p>
      <text:p text:style-name="P11"/>
      <text:p text:style-name="P14">Vous devrez choisir parmi les <text:span text:style-name="T13">quatre</text:span> choix ci-dessus :</text:p>
      <text:p text:style-name="P14"/>
      <text:list xml:id="list3093675879315105253" text:style-name="L1">
        <text:list-item>
          <text:p text:style-name="P37"><text:span text:style-name="T7">« New game »</text:span> : Vous permet de généré une nouvelle grille de jeu configurée selon vos choix (Voir « générer la grille » ci dessous).</text:p>
          <text:p text:style-name="P37"/>
        </text:list-item>
        <text:list-item>
          <text:p text:style-name="P37"><text:span text:style-name="T7">« Load game » </text:span><text:span text:style-name="T10">: </text:span>Vous permet de charger un fichier de configuration issue d'une précédente partie ou conçue par vos soins (Voir « charger la grille » ci dessous).</text:p>
          <text:p text:style-name="P37"/>
        </text:list-item>
        <text:list-item>
          <text:p text:style-name="P37"><text:span text:style-name="T7">« Play »</text:span> : <text:span text:style-name="T11">Utilise la sauvegarde chargée précédemment ou créée avec l'option </text:span><text:span text:style-name="T8">« New game » </text:span><text:span text:style-name="T11">pour lancer le jeu (Voir « jouer » ci dessous).</text:span></text:p>
          <text:p text:style-name="P37"/>
        </text:list-item>
        <text:list-item>
          <text:p text:style-name="P37"><text:span text:style-name="T7">« Exit »</text:span> : <text:span text:style-name="T12">Permet de quitter le programme (voir « quitter » ci dessous).</text:span></text:p>
        </text:list-item>
      </text:list>
      <text:p text:style-name="P11"/>
      <text:p text:style-name="P15"/>
      <text:p text:style-name="P7">Générer la grille :</text:p>
      <text:p text:style-name="P3"/>
      <text:p text:style-name="P16">Cette option permet de créer une nouvelle grille de jeu avec des paramètres qui lui sont propres.</text:p>
      <text:p text:style-name="P16">Une fois cette option choisie, le programme vous propose d'utiliser un taille de labyrinthe par défaut de 23 par 9. Cette taille correspond a une grille équilibrée entre temps de résolution et difficultés.</text:p>
      <text:p text:style-name="P16"/>
      <text:p text:style-name="P18">Pour répondre <text:span text:style-name="T15">à</text:span> cette question, utiliser 'y' pour utiliser la taille par défaut, ou 'n' sinon.</text:p>
      <text:p text:style-name="P16"/>
      <text:p text:style-name="P17"><text:span text:style-name="T14">Dans le cas ou vous choisissez d'</text:span>utiliser vos propres valeurs, selon vos envies, pour définir la largeur et la hauteur de la grille, <text:span text:style-name="T16">ayez a l'esprit que </text:span>des soucis d'affichage liés à la console peuvent survenir en cas de largeur trop importante.</text:p>
      <text:p text:style-name="P11"/>
      <text:p text:style-name="P20"/>
      <text:p text:style-name="P33">Charger la grille :</text:p>
      <text:p text:style-name="P41"/>
      <text:p text:style-name="P38">Cette option permet de charger une grille précédemment générée. Pour cela, le programme range les sauvegardes dans le dossier saves.</text:p>
      <text:p text:style-name="P38">Lorsque vous sélectionnez cette option, l’écran suivant s'affiche et liste vos sauvegardes :</text:p>
      <text:p text:style-name="P38"/>
      <text:p text:style-name="P44"><text:span text:style-name="T18">Here are your saves :  </text:span><text:span text:style-name="T7"><text:line-break/>   239.cfg <text:line-break/>Wich of them do you want to load ? : </text:span></text:p>
      <text:p text:style-name="P44"><text:span text:style-name="T7"/></text:p>
      <text:p text:style-name="P43"><text:span text:style-name="T10">Le programme ne liste que les fichiers de sauvegardes présents dans le dossier saves.</text:span></text:p>
      <text:p text:style-name="P43"><text:span text:style-name="T10"/></text:p>
      <text:p text:style-name="P43"><text:span text:style-name="T10">Lorsque que vous chargez une sauvegarde, vous devrez taper son nom. Vous pouvez soit taper le nom complet avec l'extension, soit spécifier le nom sans mentionner l'extension.</text:span></text:p>
      <text:p text:style-name="P11"/>
      <text:p text:style-name="P6">Jouer :</text:p>
      <text:p text:style-name="P3"/>
      <text:p text:style-name="P39">Pour pouvoir jouer, vous devez impérativement passer par l'option de chargement. Si le chargement d'une sauvegarde ne s'effectue pas correctement pour une raison inconnue, quittez le programme et ré-exécutez le.</text:p>
      <text:p text:style-name="P39"/>
      <text:p text:style-name="P39">Une fois le chargement effectué, sélectionner l'entrée numéro 3 du menu pour lancer la partie.</text:p>
      <text:p text:style-name="P39">Le labyrinthe s'affiche et vous pouvez a présent naviguer à l’intérieure en utilisant les touches z, q, s et d. <text:span text:style-name="T20">Chaque entrée clavier doit être validée par un appui sur la touche entrée.</text:span></text:p>
      <text:p text:style-name="P40">Si vous êtes bloqué, vous avez la possibilité de revenir au menu en utilisation la touche 'p'.</text:p>
      <text:p text:style-name="P39"/>
      <text:p text:style-name="P40">Une fois sorti du labyrinthe (sans avoir utiliser la touche 'p' pour sortir), vous aurez l'occasion de rentrer votre nom pour enregistrer votre score (les scores affichés ne correspondent qu'aux 10 meilleurs scores effectuer sur ce labyrinthe).</text:p>
      <text:p text:style-name="P40"/>
      <text:p text:style-name="P40">Après cette étape, le programme affiche le tableau des 10 meilleurs scores.</text:p>
      <text:p text:style-name="P40">Pour passer cet écran et revenir au menu, appuyer sur la touche 'c'.</text:p>
      <text:p text:style-name="P11"/>
      <text:p text:style-name="P6">Quitter :</text:p>
      <text:p text:style-name="P3"/>
      <text:p text:style-name="P38">Permet de quittez correctement le programme en déchargeant la mémo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monospace" svg:font-family="monospace"/>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Oxygen-Sans" svg:font-family="Oxygen-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Oxygen-Sans" fo:language="fr" fo:country="FR" fo:font-weight="bold" officeooo:rsid="001cf409" officeooo:paragraph-rsid="001cf409"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Leclerc Jérémie<text:tab/>Maze – User manual<text:tab/>01/11/201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4M16S</meta:editing-duration>
    <meta:editing-cycles>45</meta:editing-cycles>
    <meta:generator>LibreOffice/5.0.2.2$Linux_X86_64 LibreOffice_project/00m0$Build-2</meta:generator>
    <dc:date>2015-11-13T21:55:57.505712185</dc:date>
    <meta:document-statistic meta:table-count="0" meta:image-count="0" meta:object-count="0" meta:page-count="3" meta:paragraph-count="77" meta:word-count="1080" meta:character-count="5957" meta:non-whitespace-character-count="4752"/>
    <meta:user-defined meta:name="Info 1"/>
    <meta:user-defined meta:name="Info 2"/>
    <meta:user-defined meta:name="Info 3"/>
    <meta:user-defined meta:name="Info 4"/>
  </office:meta>
</office:document-meta>
</file>